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position="0% 100%"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Text_20_body" style:list-style-name="L3"/>
    <style:style style:name="P6" style:family="paragraph" style:parent-style-name="Formula"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style:font-name="Nimbus Roman No9 L"/>
    </style:style>
    <style:style style:name="P11" style:family="paragraph" style:parent-style-name="Text_20_body" style:list-style-name="L7">
      <style:text-properties style:font-name="Nimbus Roman No9 L"/>
    </style:style>
    <style:style style:name="P12" style:family="paragraph" style:parent-style-name="Text_20_body">
      <style:text-properties style:text-position="0% 100%"/>
    </style:style>
    <style:style style:name="P13" style:family="paragraph" style:parent-style-name="Text_20_body">
      <style:text-properties fo:font-weight="normal"/>
    </style:style>
    <style:style style:name="P14" style:family="paragraph" style:parent-style-name="Text_20_body">
      <style:paragraph-properties fo:margin-left="0cm" fo:margin-right="0cm" fo:margin-top="0cm" fo:margin-bottom="0cm" fo:text-indent="0cm" style:auto-text-indent="false"/>
    </style:style>
    <style:style style:name="P15" style:family="paragraph" style:parent-style-name="Text_20_body">
      <style:paragraph-properties fo:margin-left="0cm" fo:margin-right="0cm" fo:margin-top="0cm" fo:margin-bottom="0cm" fo:text-indent="0cm" style:auto-text-indent="false"/>
      <style:text-properties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style:font-name="DejaVu Sans"/>
    </style:style>
    <style:style style:name="T7"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text:h>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2">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2">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2">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2">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chances are good, you are already familiar with this format.</text:span></text:p>
      <text:p text:style-name="P2">The scale of a number (sometimes called its exponent) begins with the scale character 'e' or 'E' followed by a signed integer. So 'e+10', 'e-4', 'E-0' are all valid scale expressions. If the sign is '+', you may simply omit it: 'e0', 'E10'.</text:p>
      <text:p text:style-name="P2">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text:span><text:span text:style-name="T4">.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2"><text:span text:style-name="T4">If the scale value is zero, the scale is effectively redundant, because ' * 10</text:span><text:span text:style-name="T3">0 </text:span><text:span text:style-name="T4">' reduces to ' * 1'. So adding a scale 'e0', 'E-0' to a number does not make any difference.</text:span></text:p>
      <text:p text:style-name="P2"><text:span text:style-name="T4">0 can be combined with any scale value without affecting the result, so 0e0, 0e100000, 0e-10000 will all yield 0.</text:span></text:p>
      <text:p text:style-name="P3">By giving huge scale values, you can produce numbers near the overflow or underflow limit of SpeedCrunch (1e+/-268435458). Overflow or Underflow is not determined by the scale value alone; 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4">'0x', '0X', '0h', '0H', '#' for hexagesimal digit sequences;</text:p>
        </text:list-item>
        <text:list-item>
          <text:p text:style-name="P4">'0o', '0O' for octal digit sequences. Note: it does not suffice to start a digit sequence with 0 to mark it as octal;</text:p>
        </text:list-item>
        <text:list-item>
          <text:p text:style-name="P4">'0b', '0B' for binary digit sequences;</text:p>
        </text:list-item>
        <text:list-item>
          <text:p text:style-name="P4">'0d', '0D' for decimal sequences. This is redundant, SpeedCrunch will assume this by default.</text:p>
        </text:list-item>
      </text:list>
      <text:p text:style-name="P2">If you enter a hexagesimal digit sequence, the digits '10' to '15' are, as usual, represented by the letters 'A' to 'F'. You may use their lower case form as well.</text:p>
      <text:p text:style-name="P2">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5">use of negation: the following yields -10</text:p>
          <text:p text:style-name="P6">-0xA</text:p>
        </text:list-item>
        <text:list-item>
          <text:p text:style-name="P5">use of the function <text:span text:style-name="T1">umask</text:span><text:span text:style-name="T2"> to convert an unsigned integer to its signed counterpart: the following evaluates to -1</text:span></text:p>
          <text:p text:style-name="P6">u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29 bits width, so it can assume integer values between -268435458 and 268435457.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7">NaN operand: You tried to perform an operation on a NaN. This NaN is most probably the result of a failed former operation that now propagates through the rest of a computation, but it may indicate a not initialized value as well.</text:p>
        </text:list-item>
        <text:list-item>
          <text:p text:style-name="P7">Overflow, Underflow: A (final or intermediate) result violates the bounds of valid numbers</text:p>
        </text:list-item>
        <text:list-item>
          <text:p text:style-name="P7">Too Expensive: Some operations can be potentially very expensive, like the modulo operation. In order to prevent SpeedCrunch from freezing, this error is issued, if the engine detects a situation that would require too much time.</text:p>
        </text:list-item>
        <text:list-item>
          <text:p text:style-name="P7">Unstable algorithm: If you try to evaluate a function very close to a pole, the result might becom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7">Out of Domain: some functions like ln or sqrt cannot be applied to all real numbers. If you submit an invalid parameter to such a function, you get this error.</text:p>
        </text:list-item>
        <text:list-item>
          <text:p text:style-name="P7">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text:span><text:span text:style-name="T4">2</text:span><text:span text:style-name="T3">255</text:span><text:span text:style-name="T4"> have the same bit pattern. Although logic operations take integers &gt;= </text:span><text:span text:style-name="T4">2</text:span><text:span text:style-name="T3">255</text:span><text:span text:style-name="T4"> as operands, their result are always interpreted as signed integers from </text:span><text:span text:style-name="T4">-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without any effect).</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37591797.03... On the negative axis it underflows near <text:span text:style-name="T5">-37591798.03... Of course, the poles at negative integers are problematic,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in magnitude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in magnitude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8">there exist always at least two, usually infinite many results;</text:p>
        </text:list-item>
        <text:list-item>
          <text:p text:style-name="P8">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statistical distributions</text:h>
      <text:p text:style-name="Text_20_body">SpeedCrunch supports common statistical distributions. Since many distributions define the same set of functions and characteristic values, we will describe their common meaning here.</text:p>
      <text:p text:style-name="Text_20_body">A single probabilistic <text:span text:style-name="T1">test</text:span> or <text:span text:style-name="T1">sample</text:span> (like throwing a dice) has a random outcome. There is some freedom about how we define outcomes. We can be very specific, e.g. enumerating all possible results of a dice throw, or we can subsume several of them, e.g. see whether a “six” is shown, or not. If the possible results reduce to a set of two mutually exclusive outcomes (a <text:span text:style-name="T1">yes/no</text:span> result), the one we are interested in, is called the <text:span text:style-name="T1">event</text:span><text:span text:style-name="T2">.</text:span></text:p>
      <text:p text:style-name="Text_20_body"><text:span text:style-name="T2">All</text:span> outcomes are either</text:p>
      <text:list text:style-name="L6">
        <text:list-item>
          <text:p text:style-name="P9">from a fixed finite set of possible outcomes (like the faces of the dice);</text:p>
        </text:list-item>
        <text:list-item>
          <text:p text:style-name="P9">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results to probability values is called the </text:span><text:span text:style-name="T1">distribution</text:span><text:span text:style-name="T2">, or </text:span><text:span text:style-name="T1">probability mass function (pmf)</text:span><text:span text:style-name="T2">. Since the set of outcomes is limited, we speak of a discrete distribution function.</text:span></text:p>
      <text:p text:style-name="P2">If you deal with results from a continuous range, you must somehow derive a <text:span text:style-name="T1">probability function</text:span> p(x), that allows you to compute how likely an outcome lies between two given bounds. If the bounds are very close to each other, the probability is roughly given by p(x)*(upper limit – lower limit), but for arbitrary limits you need to compute the integral function P(x) of p(x). The probability of a test result to lie between any two limits is then given by P(upper limit) –P(lower limit). A very famous example is that of the bell curve describing a <text:span text:style-name="T1">normal distribution</text:span>. This function is analytically given by the function p(x) = exp(-x*x)/sqrt(pi), and its integral (actually twice its integral) is implemented as error function <text:span text:style-name="T1">erf</text:span>(x) in SpeedCrunch.</text:p>
      <text:p text:style-name="P2">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2">The outcome of a series of tests is naturally not a single value any more, but a tuple of the size of the test count. In the discrete case, again, we are able to assign any such tuple a probability, now based on the probabilities of each test. Since this value is computed, statisticians have developed a theory around test series and derived distributions functions on tuples rather than on single outcomes, and clarified how these distributions depend on that of the tests. Some of the simpler distribution functions have been implemented in SpeedCrunch.</text:p>
      <text:p text:style-name="P2">In many cases, the result of a test is a number, which, of course, can be ordered. This allows questions like “how likely is it that the outcome is below a bound” (note that the probabilistic mass function only answers “how likely is it that the outcome is exactly a given value”), and as an extension, “how likely is it, that a result lies between two given bounds”.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2">A second advantage to probabilistic tests resulting in a number, and therefore having an order, is, that you can derive characteristic values of distributions, that allows you to sketch a distribution function without knowing their details. One of these characteristic values is the <text:span text:style-name="T1">mean</text:span>. It tells where to divide the set of all results into a lower half and an upper half, so that they are (almost) of the same probability 0.5. The second such value is the <text:span text:style-name="T1">variance</text:span> of a distribution, that tells you, how far you have to stretch from the mean, so a probabilistic test has a 50% chance to be covered by this stretch.</text:p>
      <text:p text:style-name="P2">In many cases, the mean value is near the peak value of the distribution as well. A small variance means there is a high peak, a bigger variance indicates smoother slopes, and a less high peak value.</text:p>
      <text:p text:style-name="P2">The <text:span text:style-name="T1">binominal distribution</text:span><text:span text:style-name="T2"> is based on a series of independent and equal yes/no tests. The likeliness of a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6">π</text:span><text:span text:style-name="T7">.</text:span></text:p>
      <text:p text:style-name="P10">The arc cos(x) is the principal solution to the equation cos (y) = x. Other solutions are (radians)</text:p>
      <text:list text:style-name="L7">
        <text:list-item>
          <text:p text:style-name="P11">arc cos (x) + 2*n*<text:span text:style-name="T6">π</text:span> for all integers n;</text:p>
        </text:list-item>
        <text:list-item>
          <text:p text:style-name="P11">-arc cos (x) + 2*n*<text:span text:style-name="T6">π</text:span> for all integers n.</text:p>
        </text:list-item>
      </text:list>
      <text:p text:style-name="P10">or (degrees):</text:p>
      <text:list text:style-name="L7">
        <text:list-item>
          <text:p text:style-name="P11">arc cos (x) + n*360 for all integers n;</text:p>
        </text:list-item>
        <text:list-item>
          <text:p text:style-name="P11">-arc cos (x) + n*360 for all integers n.</text:p>
        </text:list-item>
      </text:list>
      <text:p text:style-name="P10">The valid range of the parameter is -1 &lt;= x &lt;= 1.</text:p>
      <text:p text:style-name="P10">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2">Note that and(x) is not the identity, because the unsigned +2<text:span text:style-name="T3">255</text:span> is mapped to the signed -2<text:span text:style-name="T3">255</text:span>, for example.</text:p>
      <text:p text:style-name="P12">An error is returned, if the parameters are not from the valid range.</text:p>
      <text:p text:style-name="P12">Example:</text:p>
      <text:p text:style-name="Formula">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10">The arc sin(x) is the principal solution to the equation sin (y) = x. Other solutions are (radians)</text:p>
      <text:list text:style-name="L7">
        <text:list-item>
          <text:p text:style-name="P11">arc sin (x) + 2*n*<text:span text:style-name="T6">π</text:span> for all integers n;</text:p>
        </text:list-item>
        <text:list-item>
          <text:p text:style-name="P11">-arc sin (x) + (2*n+1)*<text:span text:style-name="T6">π</text:span> for all integers n.</text:p>
        </text:list-item>
      </text:list>
      <text:p text:style-name="P10">or (degrees):</text:p>
      <text:list text:style-name="L7">
        <text:list-item>
          <text:p text:style-name="P11">arc sin (x) + n*360 for all integers n;</text:p>
        </text:list-item>
        <text:list-item>
          <text:p text:style-name="P11">-arc sin (x) + n*360 + 180 for all integers n.</text:p>
        </text:list-item>
      </text:list>
      <text:p text:style-name="P10">The valid range of the parameter is -1 &lt;= x &lt;= 1.</text:p>
      <text:p text:style-name="P10">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10">The arc tan(x) is the principal solution to the equation tan (y) = x. Other solutions are</text:p>
      <text:p text:style-name="P10">(radians): arc tan (x) + n*<text:span text:style-name="T6">π</text:span> for all integers n;</text:p>
      <text:p text:style-name="P10">or</text:p>
      <text:p text:style-name="P10">(degrees): arc tan (x) + n*180 for all integers n;</text:p>
      <text:p text:style-name="P10">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x)</text:h>
      <text:p text:style-name="Text_20_body">Displays x in binary format, without globally changing the output format. A fractional part of x is cut off before conversion, and the remaining integral part has to be from the range -2<text:span text:style-name="T3">255</text:span><text:span text:style-name="T4"> to +2</text:span><text:span text:style-name="T3">256</text:span><text:span text:style-name="T4"> – 1.</text:span></text:p>
      <text:p text:style-name="P12">Example:</text:p>
      <text:p text:style-name="Formula">bin (1000/13)</text:p>
      <text:p text:style-name="Text_20_body">returns 0b1001100, the binary encoding of 76.</text:p>
      <text:h text:style-name="Heading_20_5" text:outline-level="5">binomcdf (maxcount; testcount; p)</text:h>
      <text:p text:style-name="Text_20_body">This function determines the probability, that in a series of 'testcount' independent probabilistic tests, each resulting in an event with probability p, at most 'maxcount' events occur.</text:p>
      <text:h text:style-name="Heading_20_5" text:outline-level="5">binommean (testcount; p)</text:h>
      <text:p text:style-name="Text_20_body">The mean value of the binominal distribution function, based on 'testcount' independent tests, each resulting in an event with probability p.</text:p>
      <text:h text:style-name="Heading_20_5" text:outline-level="5">binompmf (count; testcount; p)</text:h>
      <text:p text:style-name="Text_20_body">This function determines the probability, that in a series of 'testcount' independent probabilistic tests, each resulting in an event with probability p, exactly 'count' events occur.</text:p>
      <text:h text:style-name="Heading_20_5" text:outline-level="5">binomvar (testcount; p)</text:h>
      <text:p text:style-name="Text_20_body">The variance of the binominal distribution function, based on 'testcount' independent tests, each resulting in an event with probability p.</text:p>
      <text:h text:style-name="Heading_20_5" text:outline-level="5">cbrt (x)</text:h>
      <text:p text:style-name="Text_20_body">computes the third (cubic) root of x. This function operates on negative numbers as well.</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6">π</text:span>.</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618095480.10...</text:span></text:p>
      <text:p text:style-name="P13">The inverse function is arcosh.</text:p>
      <text:p text:style-name="P13">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6">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6">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2">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acos(0.5))</text:p>
      <text:p text:style-name="Formula">tan(degrees(1))</text:p>
      <text:p text:style-name="Formula">degrees(pi)</text:p>
      <text:h text:style-name="Heading_20_5" text:outline-level="5">erf (x)</text:h>
      <text:p text:style-name="Text_20_body">determines the normalized error function of x, the cumulative probability function to the normal distribution (bell curve, Gaussian distribution).</text:p>
      <text:p text:style-name="Text_20_body">Analytically, it is the integral to the function 2 * exp(-x*x) / sqrt(<text:span text:style-name="T6">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4"><text:span text:style-name="T5">erfc underflows for x &gt; 24861.53..</text:span></text:p>
      <text:h text:style-name="Heading_20_5" text:outline-level="5">exp (x)</text:h>
      <text:p text:style-name="Text_20_body">evaluates the natural exponential function to the base e == 2.71828...</text:p>
      <text:p text:style-name="P14"><text:span text:style-name="T5">exp (x) overflows/underflows for |x| &gt; 618095479.41...</text:span></text:p>
      <text:p text:style-name="P15">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x)</text:h>
      <text:p text:style-name="Text_20_body">cuts off the integral part of a real number.</text:p>
      <text:p text:style-name="Formula">frac(-2.3)</text:p>
      <text:p text:style-name="Text_20_body">returns -0.3.</text:p>
      <text:h text:style-name="Heading_20_5" text:outline-level="5">gamma(x)</text:h>
      <text:p text:style-name="Text_20_body">equivalent to (x-1)!</text:p>
      <text:h text:style-name="Heading_20_5" text:outline-level="5">gcd(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x1; x2;...)</text:h>
      <text:p text:style-name="Text_20_body">finds the geometric mean of the positive numbers x1, x2... (one or more)</text:p>
      <text:p text:style-name="Text_20_body">Example:</text:p>
      <text:p text:style-name="Formula">geomean (17; ln 5; 8+2)</text:p>
      <text:h text:style-name="Heading_20_5" text:outline-level="5">hypercd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02T22:15:42</dc:date>
    <dc:language>de-DE</dc:language>
    <meta:editing-cycles>23</meta:editing-cycles>
    <meta:editing-duration>P3DT1H51M13S</meta:editing-duration>
    <meta:user-defined meta:name="Info 1"/>
    <meta:user-defined meta:name="Info 2"/>
    <meta:user-defined meta:name="Info 3"/>
    <meta:user-defined meta:name="Info 4"/>
    <meta:document-statistic meta:table-count="0" meta:image-count="0" meta:object-count="0" meta:page-count="18" meta:paragraph-count="416" meta:word-count="5984" meta:character-count="34293"/>
  </office:meta>
</office:document-meta>
</file>